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33"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34"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35"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36"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37"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38"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39"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a7ba9" officeooo:paragraph-rsid="006a7ba9"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75ba06"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d320f"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ec53a" officeooo:paragraph-rsid="006ec53a"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222222" style:font-name="Arial" fo:font-size="9.75pt" fo:letter-spacing="normal" fo:font-style="normal" fo:font-weight="normal"/>
    </style:style>
    <style:style style:name="T12" style:family="text">
      <style:text-properties officeooo:rsid="00198b52"/>
    </style:style>
    <style:style style:name="T13" style:family="text">
      <style:text-properties officeooo:rsid="001b3b7f"/>
    </style:style>
    <style:style style:name="T14" style:family="text">
      <style:text-properties officeooo:rsid="0023cadb"/>
    </style:style>
    <style:style style:name="T15" style:family="text">
      <style:text-properties officeooo:rsid="00242902"/>
    </style:style>
    <style:style style:name="T16" style:family="text">
      <style:text-properties officeooo:rsid="002650cf"/>
    </style:style>
    <style:style style:name="T17" style:family="text">
      <style:text-properties officeooo:rsid="002b4a94"/>
    </style:style>
    <style:style style:name="T18" style:family="text">
      <style:text-properties style:font-name="monospace" fo:font-size="9pt" fo:padding="0in" fo:border="none"/>
    </style:style>
    <style:style style:name="T19" style:family="text">
      <style:text-properties style:font-name="monospace" fo:font-size="9pt" officeooo:rsid="002d8ee6" fo:padding="0in" fo:border="none"/>
    </style:style>
    <style:style style:name="T20" style:family="text">
      <style:text-properties officeooo:rsid="0044fd04"/>
    </style:style>
    <style:style style:name="T21" style:family="text">
      <style:text-properties officeooo:rsid="0047bac0"/>
    </style:style>
    <style:style style:name="T22" style:family="text">
      <style:text-properties fo:font-weight="bold" style:font-weight-asian="bold" style:font-weight-complex="bold"/>
    </style:style>
    <style:style style:name="T23" style:family="text">
      <style:text-properties officeooo:rsid="0049f011"/>
    </style:style>
    <style:style style:name="T24" style:family="text">
      <style:text-properties officeooo:rsid="004c9ef3"/>
    </style:style>
    <style:style style:name="T25" style:family="text">
      <style:text-properties officeooo:rsid="004e1e0f"/>
    </style:style>
    <style:style style:name="T26" style:family="text">
      <style:text-properties officeooo:rsid="0050123e"/>
    </style:style>
    <style:style style:name="T27" style:family="text">
      <style:text-properties officeooo:rsid="0054a816"/>
    </style:style>
    <style:style style:name="T28" style:family="text">
      <style:text-properties officeooo:rsid="00588b38"/>
    </style:style>
    <style:style style:name="T29" style:family="text">
      <style:text-properties officeooo:rsid="005ee2a1"/>
    </style:style>
    <style:style style:name="T30" style:family="text">
      <style:text-properties officeooo:rsid="006096d5"/>
    </style:style>
    <style:style style:name="T31" style:family="text">
      <style:text-properties officeooo:rsid="00637d3f"/>
    </style:style>
    <style:style style:name="T32" style:family="text">
      <style:text-properties style:text-underline-style="solid" style:text-underline-width="auto" style:text-underline-color="font-color" officeooo:rsid="00667dbf"/>
    </style:style>
    <style:style style:name="T33" style:family="text">
      <style:text-properties style:text-underline-style="none"/>
    </style:style>
    <style:style style:name="T34" style:family="text">
      <style:text-properties style:text-underline-style="none" officeooo:rsid="00637d3f"/>
    </style:style>
    <style:style style:name="T35" style:family="text">
      <style:text-properties style:text-underline-style="none" officeooo:rsid="00667dbf"/>
    </style:style>
    <style:style style:name="T36" style:family="text">
      <style:text-properties style:text-underline-style="none" officeooo:rsid="0068979b"/>
    </style:style>
    <style:style style:name="T37" style:family="text">
      <style:text-properties style:text-underline-style="none" officeooo:rsid="006b007f"/>
    </style:style>
    <style:style style:name="T38" style:family="text">
      <style:text-properties style:text-underline-style="none" officeooo:rsid="006f8ed2"/>
    </style:style>
    <style:style style:name="T39" style:family="text">
      <style:text-properties style:text-underline-style="none" officeooo:rsid="007075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2">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3">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4">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5">Vad menar de? Bygger en probability karta för rätt svar. </text:span></text:p>
      <text:p text:style-name="P9"/>
      <text:p text:style-name="P9">In this paper we combine the benefits of these two approaches. <text:span text:style-name="T16">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batch för att trycka ihop bilder.</text:p>
      <text:p text:style-name="P37"><text:span text:style-name="Source_20_Text"><text:span text:style-name="T18">for name in /path/to/imagenet/val/*.JPEG; do</text:span></text:span></text:p>
      <text:p text:style-name="P39"><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39"><text:span text:style-name="Source_20_Text"><text:span text:style-name="T2">done</text:span></text:span></text:p>
      <text:p text:style-name="P38"><text:span text:style-name="Source_20_Text"><text:span text:style-name="T19">convert -resize 256x256 oldname newname</text:span></text:span></text:p>
      <text:p text:style-name="P11"/>
      <text:p text:style-name="P14">Colorization demot använder linjär interpolering med resize från skimage.transform så att bilden blir 224x224. Lika bra att <text:span text:style-name="T17">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33"><text:span text:style-name="T5">Spara vikterna från net surgery. Öppna upp det sparade nätet och lägg till en filterkärna. </text:span><text:span text:style-name="T6">Hur tränar man om det sen då?</text:span></text:p>
      <text:p text:style-name="P32">Evan Shelhamer: https://groups.google.com/forum/#!topic/caffe-users/3jYPmC_18Qw</text:p>
      <text:p text:style-name="P33"><text:span text:style-name="T6"><text:s/></text:span><text:span text:style-name="T11">To do custom weight initialization:</text:span><text:line-break/><text:span text:style-name="T11">1. Define the architecture prototxt</text:span><text:line-break/><text:span text:style-name="T11">2. Load the model in Python</text:span><text:line-break/><text:span text:style-name="T11">3. Assign the weights as shown in the example</text:span><text:line-break/><text:soft-page-break/><text:span text:style-name="T11">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34"><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0">Studenter från Stanfords CS231n skrev </text:span>CNN Assisted Colorization of Gray-scale Images, <text:a xlink:type="simple" xlink:href="http://cs231n.stanford.edu/reports2016/202_Report.pdf"><text:span text:style-name="T20">http://cs231n.stanford.edu/reports2016/202_Report.pdf</text:span></text:a><text:span text:style-name="T20">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1">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35"><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2">Automatic colorization also serves as a proxy measure for visual understanding</text:span>.” <text:span text:style-name="T23">Introt i learning representations for automatic colorization. </text:span></text:p>
      <text:p text:style-name="P35"/>
      <text:p text:style-name="P36">Både colorful och learning representations bygger på deshpante och deep colorization artiklarna, <text:span text:style-name="T24">och</text:span> löser multi-mod problemet på <text:span text:style-name="T24">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26">läggande nät.</text:span> </text:p>
      <text:p text:style-name="P26"/>
      <text:p text:style-name="P40">Nätet ska ta medelvärdet över ett område av brusiga ab-värden som input.</text:p>
      <text:p text:style-name="P25">Output ab ska adderas med L.</text:p>
      <text:p text:style-name="P25"/>
      <text:p text:style-name="P27">We process a grayscale image through a deep convolutional architecture (VGG) [14] <text:span text:style-name="T22">and take spatially localized multilayer slices (hypercolumns) [15–17], as per-pixel descriptors</text:span>. <text:span text:style-name="T27">Hur då? Senare lager är dels mindre, och dels så har ursprungspixeln påverkan på fler aktiveringar. </text:span></text:p>
      <text:p text:style-name="P27"><text:s text:c="3"/>We extract a hypercolumn descriptor for a pixel by concatenating the features at its spatial location in all layers, from data to conv7 (fc7), resulting in a 12, 417 channel descriptor.</text:p>
      <text:p text:style-name="P27"/>
      <text:p text:style-name="P28">ReL<text:span text:style-name="T28">U</text:span>-lager i caffe har samma bottom som top, därför att de ändrar på bottomlagrets output men är <text:span text:style-name="T28">på sätt och vis inget eget lager. Därför har inget annat lager ReLU-lagret som bottom.</text:span></text:p>
      <text:p text:style-name="P28"/>
      <text:p text:style-name="P29"><text:soft-page-break/>Deconvolution <text:span text:style-name="T29">för uppsampling</text:span></text:p>
      <text:p text:style-name="P29"/>
      <text:p text:style-name="P30"/>
      <text:p text:style-name="P31">Varför sägs det att ”there is no such thing as a fully connected layer, they are 1x1 convolutions”?</text:p>
      <text:p text:style-name="P31"/>
      <text:p text:style-name="P41">Vad ger Larssons softmax för output? <text:span text:style-name="T30">Hur ser man det? Softmax är inte för loss, utan för att normalisera. Tror lagret ger 128x128, och 32 sådana (1 för varje color bin)</text:span></text:p>
      <text:p text:style-name="P41"/>
      <text:p text:style-name="P41">”<text:span text:style-name="T31">We bin the Lab axes by </text:span><text:span text:style-name="T34">evenly space</text:span><text:span text:style-name="T36">d</text:span><text:span text:style-name="T34"> Gaussian quantiles. They can be encoded separately for a and b (as marginal distributions).” Kanalkodat eller histogram? </text:span></text:p>
      <text:p text:style-name="P41"/>
      <text:p text:style-name="P41"><text:span text:style-name="T34">”</text:span><text:span text:style-name="T35">Extracting batches of only 128 hypercolumn descriptors per input image, </text:span><text:span text:style-name="T32">sampled at random locations</text:span><text:span text:style-name="T35">, provides sufficient training signal.” Hur kan det funka om input alltid kommer från olika aktiveringar? </text:span><text:span text:style-name="T38">Hur utför man den samplingen? </text:span></text:p>
      <text:p text:style-name="P41"/>
      <text:p text:style-name="P42"><text:span text:style-name="T35">V</text:span><text:span text:style-name="T33">arför sampla upp och jämföra med svaret istället för att sampla ner svaret?</text:span></text:p>
      <text:p text:style-name="P42"><text:span text:style-name="T33">-</text:span><text:span text:style-name="T39">Samplar man ner och vill använda alla aktiveringar måste man nersampla till 16x16, vilket inte är tillräckligt för att avgöra färger i större bilder. </text:span></text:p>
      <text:p text:style-name="P42"><text:span text:style-name="T39">-Skulle man padda aktiveringarna får bara mittenpixlarna färgtips från de senare lagrens aktiveringar.</text:span></text:p>
      <text:p text:style-name="P42"><text:span text:style-name="T39"/></text:p>
      <text:p text:style-name="P51">Varför tappar ryal dahl färger men inte larsson?</text:p>
      <text:p text:style-name="P51"/>
      <text:p text:style-name="P52">När skalas aktiveringarna för att vändevärdet av kvadraten av en aktivering ska vara 1?</text:p>
      <text:p text:style-name="P44"/>
      <text:p text:style-name="P44">Att göra:</text:p>
      <text:p text:style-name="P48">Kör ett VGG-nät.</text:p>
      <text:p text:style-name="P49">Skriv ut någon aktivering. </text:p>
      <text:p text:style-name="P50">Gör en â av specifika aktiveringar.</text:p>
      <text:p text:style-name="P53">Gör en a av input bild</text:p>
      <text:p text:style-name="P45"><text:span text:style-name="T33">Skriv loss function i python.</text:span></text:p>
      <text:p text:style-name="P44"><text:span text:style-name="T37">S</text:span><text:span text:style-name="T33">kriv solver. </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24T17:05:59.248320199</dc:date>
    <meta:editing-duration>P1DT12H8M36S</meta:editing-duration>
    <meta:editing-cycles>92</meta:editing-cycles>
    <meta:document-statistic meta:table-count="0" meta:image-count="0" meta:object-count="0" meta:page-count="3" meta:paragraph-count="52" meta:word-count="1077" meta:character-count="7084" meta:non-whitespace-character-count="6032"/>
  </office:meta>
</office:document-meta>
</file>